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ack" svg:font-family="Hack"/>
    <style:font-face style:name="Hack Nerd Font" svg:font-family="'Hack Nerd Font'" style:font-family-generic="modern" style:font-pitch="variable"/>
    <style:font-face style:name="Hack Nerd Font1" svg:font-family="'Hack Nerd Font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font-name="Hack Nerd Font" fo:font-size="11pt" fo:font-style="normal" officeooo:paragraph-rsid="001f490e" fo:background-color="transparent" style:font-size-asian="11pt" style:font-style-asian="normal" style:font-size-complex="11pt" style:font-style-complex="normal"/>
    </style:style>
    <style:style style:name="P2" style:family="paragraph" style:parent-style-name="Standard">
      <style:paragraph-properties style:line-height-at-least="0.503cm"/>
      <style:text-properties fo:color="#383a42" loext:opacity="100%" style:font-name="Hack" fo:font-size="11pt" fo:font-style="normal" officeooo:paragraph-rsid="0021b417" fo:background-color="#fafafa" style:font-size-asian="11pt" style:font-style-asian="normal" style:font-size-complex="11pt" style:font-style-complex="normal"/>
    </style:style>
    <style:style style:name="P3" style:family="paragraph" style:parent-style-name="Standard">
      <style:paragraph-properties style:line-height-at-least="0.503cm"/>
      <style:text-properties fo:color="#383a42" loext:opacity="100%" style:font-name="Hack" fo:font-size="11pt" fo:font-style="normal" officeooo:paragraph-rsid="00228d78" fo:background-color="#fafafa" style:font-size-asian="11pt" style:font-style-asian="normal" style:font-size-complex="11pt" style:font-style-complex="normal"/>
    </style:style>
    <style:style style:name="P4" style:family="paragraph" style:parent-style-name="Standard" style:master-page-name="HTML">
      <style:paragraph-properties style:line-height-at-least="0.503cm" style:page-number="auto"/>
      <style:text-properties fo:color="#383a42" loext:opacity="100%" style:font-name="Hack" fo:font-size="11pt" fo:font-style="normal" officeooo:paragraph-rsid="00228d78" fo:background-color="#fafafa" style:font-size-asian="11pt" style:font-style-asian="normal" style:font-size-complex="11pt" style:font-style-complex="normal"/>
    </style:style>
    <style:style style:name="P5" style:family="paragraph" style:parent-style-name="Standard">
      <style:paragraph-properties style:line-height-at-least="0.503cm"/>
      <style:text-properties fo:color="#383a42" loext:opacity="100%" style:font-name="Hack" fo:font-size="11pt" fo:font-style="normal" officeooo:paragraph-rsid="0023d34d" fo:background-color="#fafafa" style:font-size-asian="11pt" style:font-style-asian="normal" style:font-size-complex="11pt" style:font-style-complex="normal"/>
    </style:style>
    <style:style style:name="P6" style:family="paragraph" style:parent-style-name="Standard">
      <style:paragraph-properties style:line-height-at-least="0.503cm"/>
      <style:text-properties fo:color="#383a42" loext:opacity="100%" style:font-name="Hack Nerd Font" fo:font-size="11pt" fo:font-style="normal" officeooo:paragraph-rsid="001f490e" fo:background-color="#fafafa" style:font-size-asian="11pt" style:font-style-asian="normal" style:font-size-complex="11pt" style:font-style-complex="normal"/>
    </style:style>
    <style:style style:name="P7" style:family="paragraph" style:parent-style-name="Standard">
      <style:paragraph-properties style:line-height-at-least="0.503cm"/>
      <style:text-properties fo:color="#383a42" loext:opacity="100%" style:font-name="Hack Nerd Font" fo:font-size="11pt" fo:font-style="normal" officeooo:paragraph-rsid="00205cd1" fo:background-color="#fafafa" style:font-size-asian="11pt" style:font-style-asian="normal" style:font-size-complex="11pt" style:font-style-complex="normal"/>
    </style:style>
    <style:style style:name="T1" style:family="text">
      <style:text-properties fo:color="#928374" loext:opacity="100%"/>
    </style:style>
    <style:style style:name="T2" style:family="text">
      <style:text-properties fo:color="#5c6370" loext:opacity="100%"/>
    </style:style>
    <style:style style:name="T3" style:family="text">
      <style:text-properties fo:color="#5c6370" loext:opacity="100%" fo:font-style="italic"/>
    </style:style>
    <style:style style:name="T4" style:family="text">
      <style:text-properties fo:color="#5c6370" loext:opacity="100%" fo:font-style="italic" officeooo:rsid="0021b417"/>
    </style:style>
    <style:style style:name="T5" style:family="text">
      <style:text-properties fo:color="#a626a4" loext:opacity="100%"/>
    </style:style>
    <style:style style:name="T6" style:family="text">
      <style:text-properties fo:color="#fa428f" loext:opacity="100%"/>
    </style:style>
    <style:style style:name="T7" style:family="text">
      <style:text-properties fo:color="#4078f2" loext:opacity="100%"/>
    </style:style>
    <style:style style:name="T8" style:family="text">
      <style:text-properties fo:color="#50a14f" loext:opacity="100%"/>
    </style:style>
    <style:style style:name="T9" style:family="text">
      <style:text-properties fo:color="#636363" loext:opacity="100%" fo:background-color="#f5c76b" loext:char-shading-value="0"/>
    </style:style>
    <style:style style:name="T10" style:family="text">
      <style:text-properties fo:color="#986801" loext:opacity="100%"/>
    </style:style>
    <style:style style:name="T11" style:family="text">
      <style:text-properties fo:color="#e45649" loext:opacity="100%"/>
    </style:style>
    <style:style style:name="T12" style:family="text">
      <style:text-properties fo:color="#0184bc" loext:opacity="100%"/>
    </style:style>
    <style:style style:name="T13" style:family="text">
      <style:text-properties fo:color="#ffffff" loext:opacity="100%" fo:background-color="#fd6f6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#</text:span><text:span text:style-name="T2"> </text:span><text:span text:style-name="T3">-- </text:span><text:span text:style-name="T4">===================== </text:span><text:span text:style-name="T3">3 - GUI programming </text:span><text:span text:style-name="T4">=================================</text:span><text:line-break/><text:line-break/><text:span text:style-name="T3">#</text:span><text:span text:style-name="T2"> </text:span><text:span text:style-name="T3">------------------------------------ Module 1</text:span><text:line-break/><text:line-break/><text:span text:style-name="T3">#</text:span><text:span text:style-name="T2"> </text:span><text:span text:style-name="T3">-- history</text:span><text:line-break/><text:span text:style-name="T3">#</text:span><text:span text:style-name="T2"> </text:span><text:span text:style-name="T3">two classical terminals : IBM 3270, VT100 / 80*25 </text:span><text:line-break/><text:span text:style-name="T3">#</text:span><text:span text:style-name="T2"> </text:span><text:span text:style-name="T3">very expensive models could be equipped with a light pen.</text:span><text:line-break/><text:line-break/><text:span text:style-name="T3">#</text:span><text:span text:style-name="T2"> </text:span><text:span text:style-name="T3">-- GUI -&gt; visual programming -&gt; creation of a window with controls widgets, focusable</text:span><text:line-break/><text:span text:style-name="T3">#</text:span><text:span text:style-name="T2"> </text:span><text:span text:style-name="T3">widgets introduces a new paradigm for coding user interaction and relations between widgets</text:span><text:line-break/><text:span text:style-name="T3">#</text:span><text:span text:style-name="T2"> </text:span><text:span text:style-name="T3">=&gt; event-driven programming (EDP). </text:span><text:line-break/><text:line-break/><text:span text:style-name="T3">#</text:span><text:span text:style-name="T2"> </text:span><text:span text:style-name="T3">-- Tk</text:span><text:line-break/><text:span text:style-name="T3">#</text:span><text:span text:style-name="T2"> </text:span><text:span text:style-name="T3">Unix world -&gt; GTK and Qt</text:span><text:line-break/><text:span text:style-name="T3">#</text:span><text:span text:style-name="T2"> </text:span><text:span text:style-name="T3">Tk is widget toolkit / GUI toolkit / UX library. -&gt; portable</text:span><text:line-break/><text:span text:style-name="T3">#</text:span><text:span text:style-name="T2"> </text:span><text:span text:style-name="T3">free, open, since 1991, define more than 30 universal widgets</text:span><text:line-break/><text:span text:style-name="T3">#</text:span><text:span text:style-name="T2"> </text:span><text:span text:style-name="T3">implementation is available for many programming languages</text:span><text:line-break/><text:span text:style-name="T3">#</text:span><text:span text:style-name="T2"> </text:span><text:span text:style-name="T3">Tk for Python -&gt; tkInter</text:span><text:line-break/><text:line-break/><text:span text:style-name="T3">#</text:span><text:span text:style-name="T2"> </text:span><text:span text:style-name="T3">-- tkInter</text:span><text:line-break/><text:span text:style-name="T3">#</text:span><text:span text:style-name="T2"> </text:span><text:span text:style-name="T3">pronounce T-K-inter </text:span><text:line-break/><text:span text:style-name="T3">#</text:span><text:span text:style-name="T2"> </text:span><text:span text:style-name="T3">contains functions, constants, classes, objects, and modules for GUI app</text:span><text:line-break/><text:span text:style-name="T5">import</text:span> tkinter<text:line-break/><text:span text:style-name="T5">from</text:span> tkinter <text:span text:style-name="T5">import</text:span> Widget, messagebox<text:line-break/><text:line-break/><text:span text:style-name="T5">def</text:span> <text:span text:style-name="T7">Click</text:span>():<text:line-break/><text:tab/>replay <text:span text:style-name="T6">=</text:span> messagebox<text:span text:style-name="T6">.</text:span><text:span text:style-name="T7">askquestion</text:span>(<text:span text:style-name="T8">"Quit?"</text:span>, <text:span text:style-name="T8">"Are you sure?"</text:span>)<text:line-break/><text:tab/><text:span text:style-name="T5">if</text:span> replay <text:span text:style-name="T6">==</text:span> <text:span text:style-name="T8">'yes'</text:span>:</text:p>
      <text:p text:style-name="P3"><text:tab/><text:tab/>skylight.destroy();<text:line-break/></text:p>
      <text:p text:style-name="P2">skylight <text:span text:style-name="T6">=</text:span> tkinter<text:span text:style-name="T6">.</text:span><text:span text:style-name="T7">Tk</text:span>()<text:line-break/>skylight<text:span text:style-name="T6">.</text:span><text:span text:style-name="T7">title</text:span>(<text:span text:style-name="T8">"Skylight"</text:span>)<text:line-break/>button <text:span text:style-name="T6">=</text:span> tkinter<text:span text:style-name="T6">.</text:span><text:span text:style-name="T7">Button</text:span>(skylight, <text:span text:style-name="T10">text</text:span><text:span text:style-name="T6">=</text:span><text:span text:style-name="T8">"Bye!"</text:span>, <text:span text:style-name="T10">command</text:span><text:span text:style-name="T6">=</text:span>Click)<text:line-break/>button<text:span text:style-name="T6">.</text:span><text:span text:style-name="T7">place</text:span>(<text:span text:style-name="T10">x</text:span><text:span text:style-name="T6">=</text:span><text:span text:style-name="T10">10</text:span>, <text:span text:style-name="T10">y</text:span><text:span text:style-name="T6">=</text:span><text:span text:style-name="T10">10</text:span>)<text:line-break/>skylight<text:span text:style-name="T6">.</text:span><text:span text:style-name="T7">mainloop</text:span>()<text:line-break/></text:p>
      <text:p text:style-name="P2"><text:line-break/><text:soft-page-break/><text:span text:style-name="T3">#</text:span><text:span text:style-name="T2"> </text:span><text:span text:style-name="T3">main loop =&gt; no direct control over the code's execution</text:span><text:line-break/><text:span text:style-name="T3">#</text:span><text:span text:style-name="T2"> </text:span><text:span text:style-name="T3">callback can be bound with more than one widget</text:span><text:line-break/><text:span text:style-name="T3">#</text:span><text:span text:style-name="T2"> </text:span><text:span text:style-name="T3">modal window </text:span><text:span text:style-name="T2">– </text:span><text:span text:style-name="T3">a window which grabs the whole of the application's focus</text:span><text:line-break/></text:p>
      <text:p text:style-name="P5"><text:line-break/><text:span text:style-name="T3">#</text:span><text:span text:style-name="T2"> </text:span><text:span text:style-name="T3">-- geometry managers</text:span><text:line-break/><text:span text:style-name="T3">#</text:span><text:span text:style-name="T2"> </text:span><text:span text:style-name="T3">three different methods, are exclusice , only one by app</text:span><text:line-break/><text:span text:style-name="T3">#</text:span><text:span text:style-name="T2"> </text:span><text:span text:style-name="T3">"Place" : the more detailed</text:span><text:line-break/><text:span text:style-name="T3">#</text:span><text:span text:style-name="T2"> </text:span><text:span text:style-name="T3">"grid" : express your general wishes and tries to deploy the widgets according to them.</text:span><text:line-break/><text:span text:style-name="T3">#</text:span><text:span text:style-name="T2"> </text:span><text:span text:style-name="T3">"Pack" : the least accurate of the three</text:span><text:line-break/><text:line-break/><text:span text:style-name="T3">#</text:span><text:span text:style-name="T2"> </text:span><text:span text:style-name="T3">-- place() </text:span><text:line-break/><text:span text:style-name="T3">#</text:span><text:span text:style-name="T2"> </text:span><text:span text:style-name="T3">4 parameters : height, width, x, y (x and y are top-left pixel's coordinate)</text:span><text:line-break/><text:line-break/><text:span text:style-name="T3">#</text:span><text:span text:style-name="T2"> </text:span><text:span text:style-name="T3">-- grid() </text:span><text:line-break/><text:span text:style-name="T3">#</text:span><text:span text:style-name="T2"> </text:span><text:span text:style-name="T3">4 parameters : column (start at 0), row(start at 0), columspan(defaut1), rowspan(defaut1)</text:span><text:line-break/><text:line-break/><text:span text:style-name="T3">#</text:span><text:span text:style-name="T2"> </text:span><text:span text:style-name="T3">-- pack </text:span><text:line-break/><text:span text:style-name="T3">#</text:span><text:span text:style-name="T2"> </text:span><text:span text:style-name="T3">order in which the widgets are packed matters</text:span><text:line-break/><text:span text:style-name="T3">#</text:span><text:span text:style-name="T2"> </text:span><text:span text:style-name="T3">use it only as a temporary solution as results as surprising</text:span><text:line-break/><text:span text:style-name="T3">#</text:span><text:span text:style-name="T2"> </text:span><text:span text:style-name="T3">pack(side=TOP/BOTTOM/LEFT/RIGHT fill=NONE/X/Y/BOTH)</text:span><text:line-break/><text:span text:style-name="T5">import</text:span> tkinter <text:span text:style-name="T5">as</text:span> tk<text:line-break/>window <text:span text:style-name="T6">=</text:span> tk<text:span text:style-name="T6">.</text:span><text:span text:style-name="T7">Tk</text:span>()<text:line-break/>button_1 <text:span text:style-name="T6">=</text:span> tk<text:span text:style-name="T6">.</text:span><text:span text:style-name="T7">Button</text:span>(window, <text:span text:style-name="T10">text</text:span><text:span text:style-name="T6">=</text:span><text:span text:style-name="T8">"Button #1"</text:span>)<text:line-break/>button_1<text:span text:style-name="T6">.</text:span><text:span text:style-name="T7">pack</text:span>(<text:span text:style-name="T10">side</text:span><text:span text:style-name="T6">=</text:span>tk<text:span text:style-name="T6">.</text:span>RIGHT, <text:span text:style-name="T10">fill</text:span><text:span text:style-name="T6">=</text:span>tk<text:span text:style-name="T6">.</text:span>Y)<text:line-break/><text:line-break/><text:span text:style-name="T3">#</text:span><text:span text:style-name="T2"> </text:span><text:span text:style-name="T3">-- adding colors - at least three method</text:span><text:line-break/><text:span text:style-name="T3">#</text:span><text:span text:style-name="T2"> </text:span><text:span text:style-name="T3">750 predefined color</text:span><text:line-break/><text:span text:style-name="T3">#</text:span><text:span text:style-name="T2"> </text:span><text:span text:style-name="T3">RGB -&gt; 16,777,216 colors </text:span><text:line-break/><text:span text:style-name="T3">#</text:span><text:span text:style-name="T2"> </text:span><text:span text:style-name="T3">0,0,0 -&gt; black 255,255,255 -&gt; white </text:span><text:line-break/><text:span text:style-name="T3">#</text:span><text:span text:style-name="T2"> </text:span><text:span text:style-name="T3">hexa -&gt; black #000000 white -&gt; #FFFFFF</text:span><text:line-break/><text:line-break/><text:span text:style-name="T3">#</text:span><text:span text:style-name="T2"> </text:span><text:span text:style-name="T3">Frame is another non-clickable component used to group widgets</text:span><text:line-break/><text:span text:style-name="T3">#</text:span><text:span text:style-name="T2"> </text:span><text:span text:style-name="T3">IntVar class are used by tkinter to organize internal communication between different widgets</text:span><text:line-break/>switch <text:span text:style-name="T6">=</text:span> tk<text:span text:style-name="T6">.</text:span><text:span text:style-name="T7">IntVar</text:span>()<text:line-break/>switch<text:span text:style-name="T6">.</text:span><text:span text:style-name="T7">set</text:span>(<text:span text:style-name="T10">1</text:span>)<text:line-break/><text:line-break/><text:soft-page-break/><text:span text:style-name="T3">#</text:span><text:span text:style-name="T2"> </text:span><text:span text:style-name="T3">creates a bidirectional link between the switch variable and the widget</text:span><text:line-break/><text:span text:style-name="T3">#</text:span><text:span text:style-name="T2"> </text:span><text:span text:style-name="T3">switch = 1 =&gt; the checkbox is cheked</text:span><text:line-break/>checkbutton <text:span text:style-name="T6">=</text:span> tk<text:span text:style-name="T6">.</text:span><text:span text:style-name="T7">Checkbutton</text:span>(window, <text:span text:style-name="T10">text</text:span><text:span text:style-name="T6">=</text:span><text:span text:style-name="T8">"Check Button"</text:span>, <text:span text:style-name="T10">variable</text:span><text:span text:style-name="T6">=</text:span>switch)<text:line-break/><text:line-break/><text:span text:style-name="T3">#</text:span><text:span text:style-name="T2"> </text:span><text:span text:style-name="T3">and with radio button</text:span><text:line-break/>radiobutton_1 <text:span text:style-name="T6">=</text:span> tk<text:span text:style-name="T6">.</text:span><text:span text:style-name="T7">Radiobutton</text:span>(window, <text:span text:style-name="T10">text</text:span><text:span text:style-name="T6">=</text:span><text:span text:style-name="T8">"Steak"</text:span>, <text:span text:style-name="T10">variable</text:span><text:span text:style-name="T6">=</text:span>switch, <text:span text:style-name="T10">value</text:span><text:span text:style-name="T6">=</text:span><text:span text:style-name="T10">0</text:span>)<text:line-break/>radiobutton_2 <text:span text:style-name="T6">=</text:span> tk<text:span text:style-name="T6">.</text:span><text:span text:style-name="T7">Radiobutton</text:span>(window, <text:span text:style-name="T10">text</text:span><text:span text:style-name="T6">=</text:span><text:span text:style-name="T8">"Salad"</text:span>, <text:span text:style-name="T10">variable</text:span><text:span text:style-name="T6">=</text:span>switch, <text:span text:style-name="T10">value</text:span><text:span text:style-name="T6">=</text:span><text:span text:style-name="T10">1</text:span>)<text:line-break/><text:line-break/><text:span text:style-name="T3">#</text:span><text:span text:style-name="T2"> </text:span><text:span text:style-name="T3">messagebox</text:span><text:line-break/>messagebox<text:span text:style-name="T6">.</text:span><text:span text:style-name="T7">showinfo</text:span>(<text:span text:style-name="T8">"info"</text:span>, <text:span text:style-name="T8">"someinfo"</text:span>)<text:line-break/><text:line-break/><text:span text:style-name="T3">#</text:span><text:span text:style-name="T2"> </text:span><text:span text:style-name="T3">events </text:span><text:line-break/><text:span text:style-name="T3">#</text:span><text:span text:style-name="T2"> </text:span><text:span text:style-name="T3">an event is an object carrying some useful info about what actually happens </text:span><text:line-break/><text:span text:style-name="T3">#</text:span><text:span text:style-name="T2"> </text:span><text:span text:style-name="T3">when the event has been induced (by the user or by another factor).</text:span><text:line-break/><text:span text:style-name="T3">#</text:span><text:span text:style-name="T2"> </text:span><text:span text:style-name="T3">each event has its own name and the name is just a unified string.</text:span><text:line-break/><text:line-break/><text:span text:style-name="T3">#</text:span><text:span text:style-name="T2"> </text:span><text:span text:style-name="T3">binding an event to a widget</text:span><text:line-break/><text:span text:style-name="T3">#</text:span><text:span text:style-name="T2"> </text:span><text:span text:style-name="T3">widget.bind(event, callback)</text:span><text:line-break/><text:line-break/><text:span text:style-name="T3">#</text:span><text:span text:style-name="T2"> </text:span><text:span text:style-name="T3">a callback designed for usage with the command property/parameter is a parameterless function;</text:span><text:line-break/><text:span text:style-name="T3">#</text:span><text:span text:style-name="T2"> </text:span><text:span text:style-name="T3">a callback intended to cooperate with the bind() method is a one-parameter function;</text:span><text:line-break/><text:span text:style-name="T5">def</text:span> <text:span text:style-name="T7">click</text:span>(<text:span text:style-name="T10">event</text:span><text:span text:style-name="T6">=</text:span><text:span text:style-name="T10">None</text:span>):<text:line-break/>tk<text:span text:style-name="T6">.</text:span>messagebox<text:span text:style-name="T6">.</text:span><text:span text:style-name="T7">showinfo</text:span>(<text:span text:style-name="T8">"Click!"</text:span>, <text:span text:style-name="T8">"I love clicks!"</text:span>)<text:line-break/><text:line-break/>button <text:span text:style-name="T6">=</text:span> tk<text:span text:style-name="T6">.</text:span><text:span text:style-name="T7">Button</text:span>(window, <text:span text:style-name="T10">text</text:span><text:span text:style-name="T6">=</text:span><text:span text:style-name="T8">"Button"</text:span>, <text:span text:style-name="T10">command</text:span><text:span text:style-name="T6">=</text:span>click)<text:line-break/>label <text:span text:style-name="T6">=</text:span> tk<text:span text:style-name="T6">.</text:span><text:span text:style-name="T7">Label</text:span>(window, <text:span text:style-name="T10">text</text:span><text:span text:style-name="T6">=</text:span><text:span text:style-name="T8">"Label"</text:span>)<text:line-break/>label<text:span text:style-name="T6">.</text:span><text:span text:style-name="T7">bind</text:span>(<text:span text:style-name="T8">"&lt;Button-1&gt;"</text:span>, click)<text:line-break/><text:line-break/><text:span text:style-name="T3">#</text:span><text:span text:style-name="T2"> </text:span><text:span text:style-name="T3">An event object is an instantiation of the Event class</text:span><text:line-break/><text:span text:style-name="T3">#</text:span><text:span text:style-name="T2"> </text:span><text:span text:style-name="T3">widget The widget’s object (not the widget’s name!) to which the event is addressed</text:span><text:line-break/><text:span text:style-name="T3">#</text:span><text:span text:style-name="T2"> </text:span><text:span text:style-name="T3">&lt;x&gt;&lt;y&gt; The mouse cursor’s coordinates at the moment of the event’s occurrence (both coordinates are counted relative to the target widget)</text:span><text:line-break/><text:span text:style-name="T3">#</text:span><text:span text:style-name="T2"> </text:span><text:span text:style-name="T3">&lt;x_root&gt; &lt;y_root&gt; As above, but relative to the screen</text:span><text:line-break/><text:span text:style-name="T3">#</text:span><text:span text:style-name="T2"> </text:span><text:span text:style-name="T3">&lt;char&gt; The pressed key character code (only for keyboard events)</text:span><text:line-break/><text:span text:style-name="T3">#</text:span><text:span text:style-name="T2"> </text:span><text:span text:style-name="T3">&lt;keysym&gt; The pressed key symbol (only for keyboard events)</text:span><text:line-break/><text:span text:style-name="T3">#</text:span><text:span text:style-name="T2"> </text:span><text:span text:style-name="T3">The full list of all recognized key symbols is presented here: https://www.tcl.tk/man/tcl8.4/TkCmd/keysyms.htm</text:span><text:line-break/><text:span text:style-name="T3">#</text:span><text:span text:style-name="T2"> </text:span><text:span text:style-name="T3">&lt;keycode&gt; The pressed key numerical code (only for keyboard events)</text:span><text:line-break/><text:soft-page-break/><text:span text:style-name="T3">#</text:span><text:span text:style-name="T2"> </text:span><text:span text:style-name="T3">Don’t confuse this with char, which is the ASCII/UNICODE code of the character bound to the key</text:span><text:line-break/><text:span text:style-name="T3">#</text:span><text:span text:style-name="T2"> </text:span><text:span text:style-name="T3">&lt;num&gt; The number of the clicked mouse button (only for mouse events)</text:span><text:line-break/><text:span text:style-name="T3">#</text:span><text:span text:style-name="T2"> </text:span><text:span text:style-name="T3">&lt;type&gt; The event’s type</text:span><text:line-break/><text:line-break/><text:span text:style-name="T3">#</text:span><text:span text:style-name="T2"> </text:span><text:span text:style-name="T3">-- how to unbind </text:span><text:line-break/>button <text:span text:style-name="T6">=</text:span> tk<text:span text:style-name="T6">.</text:span><text:span text:style-name="T7">Button</text:span>(window, <text:span text:style-name="T10">text</text:span><text:span text:style-name="T6">=</text:span><text:span text:style-name="T8">"Button"</text:span>, <text:span text:style-name="T10">command</text:span><text:span text:style-name="T6">=</text:span>click)<text:line-break/>button<text:span text:style-name="T6">.</text:span><text:span text:style-name="T7">config</text:span>(<text:span text:style-name="T10">command</text:span><text:span text:style-name="T6">=</text:span><text:span text:style-name="T5">lambda</text:span>:<text:span text:style-name="T10">None</text:span>) <text:line-break/><text:span text:style-name="T3">#</text:span><text:span text:style-name="T2"> </text:span><text:span text:style-name="T3">This binds an empty (i.e., doing absolutely nothing) function to the widget’s callback</text:span><text:line-break/><text:line-break/><text:span text:style-name="T3">#</text:span><text:span text:style-name="T2"> </text:span><text:span text:style-name="T3">-- another way to unbind</text:span><text:line-break/>label<text:span text:style-name="T6">.</text:span><text:span text:style-name="T7">unbind</text:span>(<text:span text:style-name="T8">"&lt;Button-1&gt;"</text:span>)<text:line-break/><text:line-break/><text:span text:style-name="T3">#</text:span><text:span text:style-name="T2"> </text:span><text:span text:style-name="T3">-- un/bind to all widget in the window</text:span><text:line-break/>window<text:span text:style-name="T6">.</text:span><text:span text:style-name="T7">bind_all</text:span>(event, callback)<text:line-break/>window<text:span text:style-name="T6">.</text:span><text:span text:style-name="T7">unbind_all</text:span>(event)<text:line-break/><text:line-break/><text:span text:style-name="T3">#</text:span><text:span text:style-name="T2"> </text:span><text:span text:style-name="T3">---- 1.7 Visiting widgets properties</text:span><text:line-break/><text:line-break/><text:span text:style-name="T3">#</text:span><text:span text:style-name="T2"> </text:span><text:span text:style-name="T3">-- two ways of modifying properties </text:span><text:line-break/><text:line-break/><text:span text:style-name="T3">#</text:span><text:span text:style-name="T2"> </text:span><text:span text:style-name="T3">1 with dict</text:span><text:line-break/>button <text:span text:style-name="T6">=</text:span> tk<text:span text:style-name="T6">.</text:span><text:span text:style-name="T7">Button</text:span>(window, <text:span text:style-name="T10">text</text:span><text:span text:style-name="T6">=</text:span><text:span text:style-name="T8">"OFF"</text:span>, <text:span text:style-name="T10">command</text:span><text:span text:style-name="T6">=</text:span>on_off)<text:line-break/>state <text:span text:style-name="T6">=</text:span> button[<text:span text:style-name="T8">"text"</text:span>] <text:span text:style-name="T3">#</text:span><text:span text:style-name="T2"> </text:span><text:span text:style-name="T3">OFF</text:span><text:line-break/><text:span text:style-name="T3">#</text:span><text:span text:style-name="T2"> </text:span><text:span text:style-name="T3">2 - cget() and config()</text:span><text:line-break/>state <text:span text:style-name="T6">=</text:span> button<text:span text:style-name="T6">.</text:span><text:span text:style-name="T7">cget</text:span>(<text:span text:style-name="T8">"text"</text:span>) <text:line-break/>button<text:span text:style-name="T6">.</text:span><text:span text:style-name="T7">config</text:span>(<text:span text:style-name="T10">text</text:span><text:span text:style-name="T6">=</text:span>state)<text:line-break/><text:line-break/><text:span text:style-name="T3">#</text:span><text:span text:style-name="T2"> </text:span><text:span text:style-name="T3">-- fonts</text:span><text:line-break/><text:line-break/><text:span text:style-name="T3">#</text:span><text:span text:style-name="T2"> </text:span><text:span text:style-name="T3">Tkinter represents fonts as tuples ("font_family_name", "font_size", "font_style") </text:span><text:line-break/><text:span text:style-name="T3">#</text:span><text:span text:style-name="T2"> </text:span><text:span text:style-name="T3">2 first two or all 3 elements are required, all elements must be str type !</text:span><text:line-break/>label_1 <text:span text:style-name="T6">=</text:span> tk<text:span text:style-name="T6">.</text:span><text:span text:style-name="T7">Label</text:span>(window, <text:span text:style-name="T10">text</text:span><text:span text:style-name="T6">=</text:span><text:span text:style-name="T8">"Hello"</text:span>, <text:span text:style-name="T10">font</text:span><text:span text:style-name="T6">=</text:span>(<text:span text:style-name="T8">"Arial"</text:span>, <text:span text:style-name="T8">"16"</text:span>, <text:span text:style-name="T8">"bold"</text:span>)) <text:line-break/><text:line-break/><text:span text:style-name="T3">#</text:span><text:span text:style-name="T2"> </text:span><text:span text:style-name="T3">-- size of widget</text:span><text:line-break/><text:span text:style-name="T3">#</text:span><text:span text:style-name="T2"> </text:span><text:span text:style-name="T3">borderwidth The width of the 3D-frame surrounding some widgets (e.g., Button)</text:span><text:line-break/><text:span text:style-name="T3">#</text:span><text:span text:style-name="T2"> </text:span><text:span text:style-name="T3">highlightthickness The width of the additional frame drawn around the widget when it gains the focus</text:span><text:line-break/><text:span text:style-name="T3">#</text:span><text:span text:style-name="T2"> </text:span><text:span text:style-name="T3">padx, pady The width/height of an additional empty space/margin around the widget</text:span><text:line-break/><text:soft-page-break/><text:span text:style-name="T3">#</text:span><text:span text:style-name="T2"> </text:span><text:span text:style-name="T3">wraplength If the text filling the widget becomes longer than this property’s value, it will be wrapped (possibly more than once)</text:span><text:line-break/><text:span text:style-name="T3">#</text:span><text:span text:style-name="T2"> </text:span><text:span text:style-name="T3">height The height of the widget</text:span><text:line-break/><text:span text:style-name="T3">#</text:span><text:span text:style-name="T2"> </text:span><text:span text:style-name="T3">underline The index of the character inside the widget’s text, </text:span><text:line-break/><text:span text:style-name="T3">#</text:span><text:span text:style-name="T2"> </text:span><text:span text:style-name="T3">which should be presented as underlined or -1 otherwise </text:span><text:line-break/><text:span text:style-name="T3">#</text:span><text:span text:style-name="T2"> </text:span><text:span text:style-name="T3">(the underlined letter/digit can be used as a shortcut key,</text:span><text:line-break/><text:span text:style-name="T3">#</text:span><text:span text:style-name="T2"> </text:span><text:span text:style-name="T3">but it needs a specialized callback to work </text:span><text:span text:style-name="T2">– </text:span><text:span text:style-name="T3">no automation here, sorry)</text:span><text:line-break/><text:span text:style-name="T3">#</text:span><text:span text:style-name="T2"> </text:span><text:span text:style-name="T3">width The width of the widget</text:span><text:line-break/><text:line-break/><text:span text:style-name="T3">#</text:span><text:span text:style-name="T2"> </text:span><text:span text:style-name="T3">-- color of widget</text:span><text:line-break/><text:span text:style-name="T3">#</text:span><text:span text:style-name="T2"> </text:span><text:span text:style-name="T3">background or bg The color of the widget’s background (you can freely use either of these two forms)</text:span><text:line-break/><text:span text:style-name="T3">#</text:span><text:span text:style-name="T2"> </text:span><text:span text:style-name="T3">foreground or fgfg The color of the widget’s foreground (note: it can mean different things in different widgets; in general, it’s used to specify text color)</text:span><text:line-break/><text:span text:style-name="T3">#</text:span><text:span text:style-name="T2"> </text:span><text:span text:style-name="T3">activeforeground</text:span><text:line-break/><text:span text:style-name="T3">#</text:span><text:span text:style-name="T2"> </text:span><text:span text:style-name="T3">activebackground Like bg and fg but used when the widget becomes active</text:span><text:line-break/><text:span text:style-name="T3">#</text:span><text:span text:style-name="T2"> </text:span><text:span text:style-name="T3">disabledforeground Foreground color used when the button is disabled. </text:span><text:line-break/><text:line-break/><text:span text:style-name="T3">#</text:span><text:span text:style-name="T2"> </text:span><text:span text:style-name="T3">-- anchors </text:span><text:line-break/><text:span text:style-name="T3">#</text:span><text:span text:style-name="T2"> </text:span><text:span text:style-name="T3">9 anchors : NW N NE E SE S SW W CENTER (default)</text:span><text:line-break/>button_2 <text:span text:style-name="T6">=</text:span> tk<text:span text:style-name="T6">.</text:span><text:span text:style-name="T7">Button</text:span>(window, <text:span text:style-name="T10">text</text:span><text:span text:style-name="T6">=</text:span><text:span text:style-name="T8">"Another button"</text:span>)<text:line-break/>button_2[<text:span text:style-name="T8">"anchor"</text:span>] <text:span text:style-name="T6">=</text:span> tk<text:span text:style-name="T6">.</text:span>SW<text:line-break/><text:line-break/><text:span text:style-name="T3">#</text:span><text:span text:style-name="T2"> </text:span><text:span text:style-name="T3">-- mouse cursor</text:span><text:line-break/><text:span text:style-name="T3">#</text:span><text:span text:style-name="T2"> </text:span><text:span text:style-name="T3">https://www.tcl.tk/man/tcl8.4/TkCmd/cursors.html</text:span><text:line-break/>label_3 <text:span text:style-name="T6">=</text:span> tk<text:span text:style-name="T6">.</text:span><text:span text:style-name="T7">Label</text:span>(window, <text:span text:style-name="T10">height</text:span><text:span text:style-name="T6">=</text:span><text:span text:style-name="T10">3</text:span>, <text:span text:style-name="T10">text</text:span><text:span text:style-name="T6">=</text:span><text:span text:style-name="T8">"heart"</text:span>, <text:span text:style-name="T10">cursor</text:span><text:span text:style-name="T6">=</text:span><text:span text:style-name="T8">"crosshair"</text:span>)<text:line-break/><text:line-break/><text:line-break/><text:span text:style-name="T3">#</text:span><text:span text:style-name="T2"> </text:span><text:span text:style-name="T3">---- 1.8 Interacting with widgets methods</text:span><text:line-break/><text:line-break/><text:span text:style-name="T3">#</text:span><text:span text:style-name="T2"> </text:span><text:span text:style-name="T3">-- some methods</text:span><text:line-break/><text:line-break/>Widget<text:span text:style-name="T6">.</text:span><text:span text:style-name="T7">after</text:span>(<text:span text:style-name="T10">1000</text:span>, function) <text:span text:style-name="T3">#</text:span><text:span text:style-name="T2"> </text:span><text:span text:style-name="T3">1000 ms, using .sleep() freeze the whole application</text:span><text:line-break/>Widget<text:span text:style-name="T6">.</text:span><text:span text:style-name="T7">after_cancel</text:span>(<text:span text:style-name="T12">id</text:span>) <text:span text:style-name="T3">#</text:span><text:span text:style-name="T2"> </text:span><text:span text:style-name="T3">the method cancels the planned invocation identified by the id argument.</text:span><text:line-break/>Widget<text:span text:style-name="T6">.</text:span><text:span text:style-name="T7">destroy</text:span>() <text:span text:style-name="T3">#</text:span><text:span text:style-name="T2"> </text:span><text:span text:style-name="T3">destroy a widget and its children in a recursively way</text:span><text:line-break/>Widget<text:span text:style-name="T6">.</text:span><text:span text:style-name="T7">focus_get</text:span>() <text:span text:style-name="T3">#</text:span><text:span text:style-name="T2"> </text:span><text:span text:style-name="T3">returns a reference to the currently focused widget, or None (no widget has ficous)</text:span><text:line-break/>Widget<text:span text:style-name="T6">.</text:span><text:span text:style-name="T7">focus_set</text:span>() <text:span text:style-name="T3">#</text:span><text:span text:style-name="T2"> </text:span><text:span text:style-name="T3">focuses the widget from the method which was invoked</text:span><text:line-break/><text:line-break/><text:soft-page-break/><text:span text:style-name="T3">#</text:span><text:span text:style-name="T2"> </text:span><text:span text:style-name="T3">focus_get -&gt; you can invoke from any widget, including the main window</text:span><text:line-break/><text:line-break/><text:line-break/><text:span text:style-name="T3">#</text:span><text:span text:style-name="T2"> </text:span><text:span text:style-name="T3">---- 1.9 Looking at variables</text:span><text:line-break/><text:line-break/><text:span text:style-name="T3">#</text:span><text:span text:style-name="T2"> </text:span><text:span text:style-name="T3">-- observable variable</text:span><text:line-break/><text:span text:style-name="T3">#</text:span><text:span text:style-name="T2"> </text:span><text:span text:style-name="T3">you can only create an observable variable after the main window initialization</text:span><text:line-break/><text:span text:style-name="T3">#</text:span><text:span text:style-name="T2"> </text:span><text:span text:style-name="T3">a variable of that kind has to be explicitly created and initialized.</text:span><text:line-break/><text:span text:style-name="T3">#</text:span><text:span text:style-name="T2"> </text:span><text:span text:style-name="T3">these variables are typed, -&gt; don't change type during variable's life</text:span><text:line-break/><text:line-break/><text:span text:style-name="T3">#</text:span><text:span text:style-name="T2"> </text:span><text:span text:style-name="T3">-- defiing a variable</text:span><text:line-break/><text:span text:style-name="T3">#</text:span><text:span text:style-name="T2"> </text:span><text:span text:style-name="T3">4 constructor(default) : BooleanVar (False), DoubleVar (0.0), IntVar (0), StringVar("")</text:span><text:line-break/>variable <text:span text:style-name="T6">=</text:span> tk<text:span text:style-name="T6">.</text:span><text:span text:style-name="T7">StringVar</text:span>() <text:span text:style-name="T3">#</text:span><text:span text:style-name="T2"> </text:span><text:span text:style-name="T3">define</text:span><text:line-break/>variable<text:span text:style-name="T6">.</text:span><text:span text:style-name="T7">set</text:span>(<text:span text:style-name="T8">'bonjour'</text:span>) <text:span text:style-name="T3">#</text:span><text:span text:style-name="T2"> </text:span><text:span text:style-name="T3">set</text:span><text:line-break/><text:span text:style-name="T12">print</text:span>(variable<text:span text:style-name="T6">.</text:span><text:span text:style-name="T7">get</text:span>()) <text:span text:style-name="T3">#</text:span><text:span text:style-name="T2"> </text:span><text:span text:style-name="T3">get</text:span><text:line-break/><text:line-break/><text:span text:style-name="T3">#</text:span><text:span text:style-name="T2"> </text:span><text:span text:style-name="T3">-- adding an abserver (unlimited)</text:span><text:line-break/><text:span text:style-name="T3">#</text:span><text:span text:style-name="T2"> </text:span><text:span text:style-name="T3">obsid = variable.trace(trace_mode, observer) </text:span><text:line-break/><text:span text:style-name="T3">#</text:span><text:span text:style-name="T2"> </text:span><text:span text:style-name="T3">obsid is a string which is a unique observer identifier, it has low utility </text:span><text:line-break/><text:span text:style-name="T3">#</text:span><text:span text:style-name="T2"> </text:span><text:span text:style-name="T3">trace_mode : </text:span><text:line-break/><text:span text:style-name="T3">#</text:span><text:span text:style-name="T2"> </text:span><text:span text:style-name="T3">"r" : if you want to be aware of the variable reads (accessing its value through get()</text:span><text:line-break/><text:span text:style-name="T3">#</text:span><text:span text:style-name="T2"> </text:span><text:span text:style-name="T3">"w" </text:span><text:span text:style-name="T2">– </text:span><text:span text:style-name="T3">if you want to be aware of the variable writes (changing its value through set()</text:span><text:line-break/><text:span text:style-name="T3">#</text:span><text:span text:style-name="T2"> </text:span><text:span text:style-name="T3">"u" </text:span><text:span text:style-name="T2">– </text:span><text:span text:style-name="T3">if you want to be aware of the variable writes (changing its value through set()</text:span><text:line-break/><text:line-break/><text:span text:style-name="T3">#</text:span><text:span text:style-name="T2"> </text:span><text:span text:style-name="T3">defining an abserver </text:span><text:line-break/><text:span text:style-name="T5">def</text:span> <text:span text:style-name="T7">observer</text:span>(<text:span text:style-name="T10">id</text:span>, <text:span text:style-name="T10">ix</text:span>, <text:span text:style-name="T10">act</text:span>):<text:line-break/><text:span text:style-name="T3">#</text:span><text:span text:style-name="T2"> </text:span><text:span text:style-name="T3">id </text:span><text:span text:style-name="T2">– </text:span><text:span text:style-name="T3">an internal observable variable identifier (unusable for us);</text:span><text:line-break/><text:span text:style-name="T3">#</text:span><text:span text:style-name="T2"> </text:span><text:span text:style-name="T3">ix </text:span><text:span text:style-name="T2">– </text:span><text:span text:style-name="T3">an empty string (always </text:span><text:span text:style-name="T2">– </text:span><text:span text:style-name="T3">don’t ask us why, it’s tkinter’s business)</text:span><text:line-break/><text:span text:style-name="T3">#</text:span><text:span text:style-name="T2"> </text:span><text:span text:style-name="T3">act </text:span><text:span text:style-name="T2">– </text:span><text:span text:style-name="T3">a string informing us what happened to the variable or, in other words, what reason triggered the observer ('r', 'w' or 'u')</text:span><text:line-break/><text:span text:style-name="T3">#</text:span><text:span text:style-name="T2"> </text:span><text:span text:style-name="T3">If you don’t need any of the arguments, you can declare the observer as: def obs(*):</text:span><text:line-break/><text:line-break/><text:span text:style-name="T3">#</text:span><text:span text:style-name="T2"> </text:span><text:span text:style-name="T3">removing observer </text:span><text:line-break/>s<text:span text:style-name="T6">.</text:span><text:span text:style-name="T7">trace_vdelete</text:span>(trace_mode,obsid)<text:line-break/><text:line-break/><text:span text:style-name="T3">#</text:span><text:span text:style-name="T2"> </text:span><text:span text:style-name="T3">trace_mode </text:span><text:span text:style-name="T2">– </text:span><text:span text:style-name="T3">the mode in which the observer has been created;</text:span><text:line-break/><text:span text:style-name="T3">#</text:span><text:span text:style-name="T2"> </text:span><text:span text:style-name="T3">obsid </text:span><text:span text:style-name="T2">– </text:span><text:span text:style-name="T3">the observer’s identifier obtained from the previous trace() invocation.</text:span><text:line-break/><text:soft-page-break/><text:span text:style-name="T3">#</text:span><text:span text:style-name="T2"> </text:span><text:span text:style-name="T3">------------------------------------ Module 2 - lexicon of widgets</text:span><text:line-break/><text:line-break/><text:span text:style-name="T3">#</text:span><text:span text:style-name="T2"> </text:span><text:span text:style-name="T3"># -- ========= clickable widgets</text:span><text:line-break/><text:line-break/><text:span text:style-name="T3">#</text:span><text:span text:style-name="T2"> </text:span><text:span text:style-name="T3">-- Buton</text:span><text:line-break/><text:span text:style-name="T3">#</text:span><text:span text:style-name="T2"> </text:span><text:span text:style-name="T3">property : command (callback), justify (text), state (disable, normal, active-&gt; mouse above)</text:span><text:line-break/><text:span text:style-name="T3">#</text:span><text:span text:style-name="T2"> </text:span><text:span text:style-name="T3">method : flash( does not change its state), invoke (only way to invoke the callback)</text:span><text:line-break/><text:line-break/><text:span text:style-name="T3">#</text:span><text:span text:style-name="T2"> </text:span><text:span text:style-name="T3">-- Checkbutton</text:span><text:line-break/><text:line-break/><text:span text:style-name="T3">#</text:span><text:span text:style-name="T2"> </text:span><text:span text:style-name="T3">property : command, bd (border size), justify, state, variable, offvalue, onvalue</text:span><text:line-break/><text:span text:style-name="T3">#</text:span><text:span text:style-name="T2"> </text:span><text:span text:style-name="T3">method : deselect(), flash(), invoke(), select(), toggle()</text:span><text:line-break/><text:line-break/><text:span text:style-name="T3">#</text:span><text:span text:style-name="T2"> </text:span><text:span text:style-name="T3">-- RadioButton</text:span><text:line-break/><text:span text:style-name="T3">#</text:span><text:span text:style-name="T2"> </text:span><text:span text:style-name="T3">when two Radiobuttons use different observable variables, they belong to different groups by definition.</text:span><text:line-break/><text:span text:style-name="T3">#</text:span><text:span text:style-name="T2"> </text:span><text:span text:style-name="T3">property : command, justify, state, variable (IntVar or StringVar), value</text:span><text:line-break/><text:span text:style-name="T3">#</text:span><text:span text:style-name="T2"> </text:span><text:span text:style-name="T3">method : deselect(), flash(), invoke(), select()</text:span><text:line-break/><text:line-break/><text:span text:style-name="T3">#</text:span><text:span text:style-name="T2"> </text:span><text:span text:style-name="T3">-- ========= Non-clickable widgets</text:span><text:line-break/><text:line-break/><text:span text:style-name="T3">#</text:span><text:span text:style-name="T2"> </text:span><text:span text:style-name="T3">-- Label</text:span><text:line-break/><text:span text:style-name="T3">#</text:span><text:span text:style-name="T2"> </text:span><text:span text:style-name="T3">property : text (use as usual), textvariable (binded to a StringVar())</text:span><text:line-break/><text:span text:style-name="T3">#</text:span><text:span text:style-name="T2"> </text:span><text:span text:style-name="T3">method : no method ! but bind() is usable</text:span><text:line-break/><text:span text:style-name="T3">#</text:span><text:span text:style-name="T2"> </text:span><text:span text:style-name="T3">NB : the 2 properies are mutually exclusive</text:span><text:line-break/><text:line-break/><text:span text:style-name="T3">#</text:span><text:span text:style-name="T2"> </text:span><text:span text:style-name="T3">-- Message</text:span><text:line-break/><text:span text:style-name="T3">#</text:span><text:span text:style-name="T2"> </text:span><text:span text:style-name="T3">is able to format the presented text by fitting it automatically to the widget’s size.</text:span><text:line-break/><text:span text:style-name="T3">#</text:span><text:span text:style-name="T2"> </text:span><text:span text:style-name="T3">property : same as Label</text:span><text:line-break/><text:span text:style-name="T3">#</text:span><text:span text:style-name="T2"> </text:span><text:span text:style-name="T3">method : no method</text:span><text:line-break/><text:line-break/><text:span text:style-name="T3">#</text:span><text:span text:style-name="T2"> </text:span><text:span text:style-name="T3">-- Frame</text:span><text:line-break/><text:span text:style-name="T3">#</text:span><text:span text:style-name="T2"> </text:span><text:span text:style-name="T3">the Frame has its own coordinate system</text:span><text:line-break/><text:span text:style-name="T3">#</text:span><text:span text:style-name="T2"> </text:span><text:span text:style-name="T3">the Frame can grasp virtually any widget </text:span><text:span text:style-name="T2">– </text:span><text:span text:style-name="T3">including another Frame.</text:span><text:line-break/><text:span text:style-name="T3">#</text:span><text:span text:style-name="T2"> </text:span><text:span text:style-name="T3">normally, the Frame doesn’t take the focus</text:span><text:line-break/><text:span text:style-name="T3">#</text:span><text:span text:style-name="T2"> </text:span><text:span text:style-name="T3">Each frame has its own geometry manager</text:span><text:line-break/><text:span text:style-name="T3">#</text:span><text:span text:style-name="T2"> </text:span><text:span text:style-name="T3">property : takefocus=1 </text:span><text:line-break/><text:span text:style-name="T3">#</text:span><text:span text:style-name="T2"> </text:span><text:span text:style-name="T3">method : none</text:span><text:line-break/><text:soft-page-break/><text:line-break/><text:span text:style-name="T3">#</text:span><text:span text:style-name="T2"> </text:span><text:span text:style-name="T3">-- LabelFrame</text:span><text:line-break/><text:span text:style-name="T3">#</text:span><text:span text:style-name="T2"> </text:span><text:span text:style-name="T3">property : takefocus=1 , text, labelanchor (one of 12 compass coordinate)</text:span><text:line-break/><text:span text:style-name="T3">#</text:span><text:span text:style-name="T2"> </text:span><text:span text:style-name="T3">method : none</text:span><text:line-break/><text:span text:style-name="T3">#</text:span><text:span text:style-name="T2"> </text:span><text:span text:style-name="T3">compass coordinate : 3 by side: (NW-N-NE) (EN-E-ES) (SE-S-SW) (WS-S-WN)</text:span><text:line-break/><text:line-break/><text:line-break/><text:span text:style-name="T3">#</text:span><text:span text:style-name="T2"> </text:span><text:span text:style-name="T3">---- 2.3 A small lexicon of widgets - part 3</text:span><text:line-break/><text:line-break/><text:span text:style-name="T3">#</text:span><text:span text:style-name="T2"> </text:span><text:span text:style-name="T3">-- Entry</text:span><text:line-break/><text:span text:style-name="T3">#</text:span><text:span text:style-name="T2"> </text:span><text:span text:style-name="T3">binding a call back with the command properti is not the right way</text:span><text:line-break/><text:span text:style-name="T3">#</text:span><text:span text:style-name="T2"> </text:span><text:span text:style-name="T3">=&gt; setting the tracer function for the observable variable which cooperates with Entry</text:span><text:line-break/><text:span text:style-name="T3">#</text:span><text:span text:style-name="T2"> </text:span><text:span text:style-name="T3">property : command, show='*' (e.g. show='*' to enter a password), state, textvariable (observable StringVar), width (in nb chars)</text:span><text:line-break/><text:span text:style-name="T3">#</text:span><text:span text:style-name="T2"> </text:span><text:span text:style-name="T3">method : get(), set(s), insert(index,s)</text:span><text:line-break/><text:span text:style-name="T3">#</text:span><text:span text:style-name="T2"> </text:span><text:span text:style-name="T3">method : delete(first, last=None) </text:span><text:line-break/><text:span text:style-name="T3">#</text:span><text:span text:style-name="T2"> </text:span><text:span text:style-name="T3">if firts only -&gt; one char. is deleted,</text:span><text:line-break/><text:span text:style-name="T3">#</text:span><text:span text:style-name="T2"> </text:span><text:span text:style-name="T3">if last is specified as END, it points to the place after the last field’s character</text:span><text:line-break/><text:line-break/><text:span text:style-name="T3">#</text:span><text:span text:style-name="T2"> </text:span><text:span text:style-name="T3">-- Menu</text:span><text:line-break/><text:span text:style-name="T3">#</text:span><text:span text:style-name="T2"> </text:span><text:span text:style-name="T3">to implement a menu :</text:span><text:line-break/><text:span text:style-name="T3">#</text:span><text:span text:style-name="T2"> </text:span><text:span text:style-name="T3">- create a top-level menu object</text:span><text:line-break/><text:span text:style-name="T3">#</text:span><text:span text:style-name="T2"> </text:span><text:span text:style-name="T3">- embed it inside the window</text:span><text:line-break/><text:span text:style-name="T3">#</text:span><text:span text:style-name="T2"> </text:span><text:span text:style-name="T3">- bind a number of required submenus (this is called a cascade) or connect a single callback.</text:span><text:line-break/>main_menu <text:span text:style-name="T6">=</text:span> tk<text:span text:style-name="T6">.</text:span><text:span text:style-name="T7">Menu</text:span>(window)<text:line-break/>window<text:span text:style-name="T6">.</text:span><text:span text:style-name="T7">config</text:span>(<text:span text:style-name="T10">menu</text:span><text:span text:style-name="T6">=</text:span>main_menu)<text:line-break/>sub_menu_file <text:span text:style-name="T6">=</text:span> tk<text:span text:style-name="T6">.</text:span><text:span text:style-name="T7">Menu</text:span>(main_menu)<text:line-break/>main_menu<text:span text:style-name="T6">.</text:span><text:span text:style-name="T7">add_cascade</text:span>(<text:span text:style-name="T10">label</text:span><text:span text:style-name="T6">=</text:span><text:span text:style-name="T8">"File"</text:span>, <text:span text:style-name="T10">menu</text:span><text:span text:style-name="T6">=</text:span>sub_menu_file)<text:line-break/><text:line-break/><text:span text:style-name="T3">#</text:span><text:span text:style-name="T2"> </text:span><text:span text:style-name="T3">item of a menu is not a widget, so to modify, we use : </text:span><text:line-break/><text:span text:style-name="T3">#</text:span><text:span text:style-name="T2"> </text:span><text:span text:style-name="T3">item.entryconfigure(i, prop=value), ex :</text:span><text:line-break/>sub_menu<text:span text:style-name="T6">.</text:span><text:span text:style-name="T7">entryconfigure</text:span>(<text:span text:style-name="T10">1</text:span>, <text:span text:style-name="T10">state</text:span><text:span text:style-name="T6">=</text:span>accessible)<text:line-break/></text:p>
      <text:p text:style-name="P5"/>
      <text:p text:style-name="P5"/>
      <text:p text:style-name="P5"/>
      <text:p text:style-name="P5"><text:line-break/><text:soft-page-break/><text:span text:style-name="T3">#</text:span><text:span text:style-name="T2"> </text:span><text:span text:style-name="T3">---- 2.4 Shapping the main window and conversing with the user (13 pages)</text:span><text:line-break/><text:line-break/><text:span text:style-name="T3">#</text:span><text:span text:style-name="T2"> </text:span><text:span text:style-name="T3">modifying the logo in window requires a low-level mechanisms directly communicating with the OS’s window manager</text:span><text:line-break/>window<text:span text:style-name="T6">.</text:span>tk<text:span text:style-name="T6">.</text:span><text:span text:style-name="T7">call</text:span>(<text:span text:style-name="T8">'wm'</text:span>, <text:span text:style-name="T8">'iconphoto'</text:span>, window<text:span text:style-name="T6">.</text:span>_w, <text:span text:style-name="T7">PhotoImage</text:span>(<text:span text:style-name="T10">file</text:span><text:span text:style-name="T6">=</text:span><text:span text:style-name="T8">'logo.png'</text:span>))<text:line-break/><text:line-break/><text:span text:style-name="T3">#</text:span><text:span text:style-name="T2"> </text:span><text:span text:style-name="T3">setting the size requires a string </text:span><text:line-break/>window<text:span text:style-name="T6">.</text:span><text:span text:style-name="T7">geometry</text:span>(<text:span text:style-name="T8">"500x500"</text:span>)<text:line-break/><text:line-break/><text:span text:style-name="T3">#</text:span><text:span text:style-name="T2"> </text:span><text:span text:style-name="T3">restricting the size to a minimum or a maximum or forbid resizing</text:span><text:line-break/>window<text:span text:style-name="T6">.</text:span><text:span text:style-name="T7">minsize</text:span>(<text:span text:style-name="T10">width</text:span><text:span text:style-name="T6">=</text:span><text:span text:style-name="T10">250</text:span>, <text:span text:style-name="T10">height</text:span><text:span text:style-name="T6">=</text:span><text:span text:style-name="T10">200</text:span>)<text:line-break/>window<text:span text:style-name="T6">.</text:span><text:span text:style-name="T7">maxsize</text:span>(<text:span text:style-name="T10">width</text:span><text:span text:style-name="T6">=</text:span><text:span text:style-name="T10">500</text:span>, <text:span text:style-name="T10">height</text:span><text:span text:style-name="T6">=</text:span><text:span text:style-name="T10">300</text:span>)<text:line-break/>window<text:span text:style-name="T6">.</text:span><text:span text:style-name="T7">resizable</text:span>(<text:span text:style-name="T10">width</text:span><text:span text:style-name="T6">=</text:span><text:span text:style-name="T10">False</text:span>, <text:span text:style-name="T10">height</text:span><text:span text:style-name="T6">=</text:span><text:span text:style-name="T10">False</text:span>)<text:line-break/><text:line-break/><text:span text:style-name="T3">#</text:span><text:span text:style-name="T2"> </text:span><text:span text:style-name="T3">calling low level function to close window</text:span><text:line-break/><text:span text:style-name="T5">def</text:span> <text:span text:style-name="T7">really</text:span>():<text:line-break/><text:span text:style-name="T5">if</text:span> messagebox<text:span text:style-name="T6">.</text:span><text:span text:style-name="T7">askyesno</text:span>(<text:span text:style-name="T8">"?"</text:span>, <text:span text:style-name="T8">"Wilt thou be gone?"</text:span>):<text:line-break/>window<text:span text:style-name="T6">.</text:span><text:span text:style-name="T7">destroy</text:span>()<text:line-break/><text:span text:style-name="T3">#...</text:span><text:line-break/>window<text:span text:style-name="T6">.</text:span><text:span text:style-name="T7">protocol</text:span>(<text:span text:style-name="T8">"WM_DELETE_WINDOW"</text:span>, really)<text:line-break/><text:line-break/><text:span text:style-name="T3">#</text:span><text:span text:style-name="T2"> </text:span><text:span text:style-name="T3">-- messagebox and all its options</text:span><text:line-break/>messagebox<text:span text:style-name="T6">.</text:span><text:span text:style-name="T7">askyesno</text:span>(<text:span text:style-name="T8">"?"</text:span>, <text:span text:style-name="T8">"To be or not to be?"</text:span>)<text:line-break/><text:span text:style-name="T3">#</text:span><text:span text:style-name="T2"> </text:span><text:span text:style-name="T3">default, CANCEL, IGNORE, OK, NO, RETRY, and YES</text:span><text:line-break/><text:span text:style-name="T3">#</text:span><text:span text:style-name="T2"> </text:span><text:span text:style-name="T3">icon -&gt; ERROR, INFO, QUESTION, and WARNING</text:span><text:line-break/><text:line-break/><text:span text:style-name="T3">#</text:span><text:span text:style-name="T2"> </text:span><text:span text:style-name="T3">here are some more variations</text:span><text:line-break/>answer <text:span text:style-name="T6">=</text:span> messagebox<text:span text:style-name="T6">.</text:span><text:span text:style-name="T7">askokcancel</text:span>(<text:span text:style-name="T8">"?"</text:span>, <text:span text:style-name="T8">"I'm going to format your hard drive"</text:span>)<text:line-break/>answer <text:span text:style-name="T6">=</text:span> messagebox<text:span text:style-name="T6">.</text:span><text:span text:style-name="T7">askretrycancel</text:span>(<text:span text:style-name="T8">"?"</text:span>, <text:span text:style-name="T8">"Do you want to retry"</text:span>)<text:line-break/>messagebox<text:span text:style-name="T6">.</text:span><text:span text:style-name="T7">askquestion</text:span>(<text:span text:style-name="T8">"?"</text:span>, <text:span text:style-name="T8">"I'm going to format your hard drive"</text:span>) <text:span text:style-name="T3">#</text:span><text:span text:style-name="T2"> </text:span><text:span text:style-name="T3">// yes or no</text:span><text:line-break/>answer <text:span text:style-name="T6">=</text:span> messagebox<text:span text:style-name="T6">.</text:span><text:span text:style-name="T7">showerror</text:span>(<text:span text:style-name="T8">"!"</text:span>, <text:span text:style-name="T8">"Your code does nothing!"</text:span>)<text:line-break/>answer <text:span text:style-name="T6">=</text:span> messagebox<text:span text:style-name="T6">.</text:span><text:span text:style-name="T7">showwarning</text:span>(<text:span text:style-name="T8">"Be careful!"</text:span>, <text:span text:style-name="T8">"Big Brother is watching you!"</text:span>)<text:line-break/><text:line-break/></text:p>
      <text:p text:style-name="P5"/>
      <text:p text:style-name="P5"/>
      <text:p text:style-name="P5"/>
      <text:p text:style-name="P5"><text:line-break/><text:soft-page-break/><text:span text:style-name="T3">#</text:span><text:span text:style-name="T2"> </text:span><text:span text:style-name="T3">---- 2.5 working with the Canvas (10 pages)</text:span><text:line-break/><text:line-break/><text:span text:style-name="T3">#</text:span><text:span text:style-name="T2"> </text:span><text:span text:style-name="T3">a canvas can scroll itself and react to many events </text:span><text:line-break/><text:line-break/><text:span text:style-name="T3">#</text:span><text:span text:style-name="T2"> </text:span><text:span text:style-name="T3">-- creating a canvas</text:span><text:line-break/>canvas <text:span text:style-name="T6">=</text:span> tk<text:span text:style-name="T6">.</text:span><text:span text:style-name="T7">Canvas</text:span>(window, <text:span text:style-name="T10">width</text:span><text:span text:style-name="T6">=</text:span><text:span text:style-name="T10">400</text:span>, <text:span text:style-name="T10">height</text:span><text:span text:style-name="T6">=</text:span><text:span text:style-name="T10">400</text:span>, <text:span text:style-name="T10">bg</text:span><text:span text:style-name="T6">=</text:span><text:span text:style-name="T8">'yellow'</text:span>)<text:line-break/><text:line-break/><text:span text:style-name="T3">#</text:span><text:span text:style-name="T2"> </text:span><text:span text:style-name="T3">-- creating a line : </text:span><text:line-break/><text:span text:style-name="T3">#</text:span><text:span text:style-name="T2"> </text:span><text:span text:style-name="T3">smooth -&gt; arrondi les angles vacec des paraboles</text:span><text:line-break/><text:span text:style-name="T3">#</text:span><text:span text:style-name="T2"> </text:span><text:span text:style-name="T3">arrow -&gt; FIRST, END, BOTH</text:span><text:line-break/>canvas<text:span text:style-name="T6">.</text:span><text:span text:style-name="T7">create_line</text:span>(<text:span text:style-name="T10">10</text:span>, <text:span text:style-name="T10">380</text:span>, <text:span text:style-name="T10">200</text:span>, <text:span text:style-name="T10">10</text:span>, <text:span text:style-name="T10">380</text:span>, <text:span text:style-name="T10">380</text:span>, <text:span text:style-name="T10">10</text:span>, <text:span text:style-name="T10">380</text:span>, <text:span text:style-name="T10">arrow</text:span><text:span text:style-name="T6">=</text:span>tk<text:span text:style-name="T6">.</text:span>BOTH, <text:span text:style-name="T10">fill</text:span><text:span text:style-name="T6">=</text:span><text:span text:style-name="T8">'red'</text:span>, <text:span text:style-name="T10">smooth</text:span><text:span text:style-name="T6">=</text:span><text:span text:style-name="T10">True</text:span>, <text:span text:style-name="T10">width</text:span><text:span text:style-name="T6">=</text:span><text:span text:style-name="T10">3</text:span>)<text:line-break/><text:line-break/><text:span text:style-name="T3">#</text:span><text:span text:style-name="T2"> </text:span><text:span text:style-name="T3">-- creating a rectangle </text:span><text:line-break/><text:span text:style-name="T3">#</text:span><text:span text:style-name="T2"> </text:span><text:span text:style-name="T3">outline : is transparent if parameter missing</text:span><text:line-break/>canvas<text:span text:style-name="T6">.</text:span><text:span text:style-name="T7">create_rectangle</text:span>(<text:span text:style-name="T10">200</text:span>, <text:span text:style-name="T10">100</text:span>, <text:span text:style-name="T10">300</text:span>, <text:span text:style-name="T10">300</text:span>, <text:span text:style-name="T10">outline</text:span><text:span text:style-name="T6">=</text:span><text:span text:style-name="T8">'white'</text:span>, <text:span text:style-name="T10">width</text:span><text:span text:style-name="T6">=</text:span><text:span text:style-name="T10">5</text:span>, <text:span text:style-name="T10">fill</text:span><text:span text:style-name="T6">=</text:span><text:span text:style-name="T8">'red'</text:span>)<text:line-break/><text:line-break/><text:span text:style-name="T3">#</text:span><text:span text:style-name="T2"> </text:span><text:span text:style-name="T3">-- creating a polygone</text:span><text:line-break/><text:span text:style-name="T3">#</text:span><text:span text:style-name="T2"> </text:span><text:span text:style-name="T3">he last segment (connecting the first and the last points) in the chain is drawn automatically</text:span><text:line-break/>canvas<text:span text:style-name="T6">.</text:span><text:span text:style-name="T7">create_polygon</text:span>(<text:span text:style-name="T10">20</text:span>, <text:span text:style-name="T10">380</text:span>, <text:span text:style-name="T10">200</text:span>, <text:span text:style-name="T10">68</text:span>, <text:span text:style-name="T10">380</text:span>, <text:span text:style-name="T10">380</text:span>, <text:span text:style-name="T10">outline</text:span><text:span text:style-name="T6">=</text:span><text:span text:style-name="T8">'red'</text:span>, <text:span text:style-name="T10">width</text:span><text:span text:style-name="T6">=</text:span><text:span text:style-name="T10">5</text:span>, <text:span text:style-name="T10">fill</text:span><text:span text:style-name="T6">=</text:span><text:span text:style-name="T8">'yellow'</text:span>)<text:line-break/><text:line-break/><text:span text:style-name="T3">#</text:span><text:span text:style-name="T2"> </text:span><text:span text:style-name="T3">-- creating an ellipse or a circle</text:span><text:line-break/><text:span text:style-name="T3">#</text:span><text:span text:style-name="T2"> </text:span><text:span text:style-name="T3">The method draws an ellipse inscribed in a rectangle with vertices at the points (x0,y0) and (x1,y1).</text:span><text:line-break/><text:span text:style-name="T3">#</text:span><text:span text:style-name="T2"> </text:span><text:span text:style-name="T3">If the rectangle is a square, the ellipse becomes a circle.</text:span><text:line-break/>canvas<text:span text:style-name="T6">.</text:span><text:span text:style-name="T7">create_oval</text:span>(<text:span text:style-name="T10">100</text:span>, <text:span text:style-name="T10">100</text:span>, <text:span text:style-name="T10">300</text:span>, <text:span text:style-name="T10">200</text:span>, <text:span text:style-name="T10">outline</text:span><text:span text:style-name="T6">=</text:span><text:span text:style-name="T8">'red'</text:span>, <text:span text:style-name="T10">width</text:span><text:span text:style-name="T6">=</text:span><text:span text:style-name="T10">20</text:span>, <text:span text:style-name="T10">fill</text:span><text:span text:style-name="T6">=</text:span><text:span text:style-name="T8">'white'</text:span>)<text:line-break/><text:line-break/><text:span text:style-name="T3">#</text:span><text:span text:style-name="T2"> </text:span><text:span text:style-name="T3">trigonometric direction, by defaut start at 0, and with an 90° angle </text:span><text:line-break/>canvas<text:span text:style-name="T6">.</text:span><text:span text:style-name="T7">create_arc</text:span>(<text:span text:style-name="T10">10</text:span>, <text:span text:style-name="T10">100</text:span>, <text:span text:style-name="T10">380</text:span>, <text:span text:style-name="T10">300</text:span>, <text:span text:style-name="T10">outline</text:span><text:span text:style-name="T6">=</text:span><text:span text:style-name="T8">'red'</text:span>, <text:span text:style-name="T10">width</text:span><text:span text:style-name="T6">=</text:span><text:span text:style-name="T10">3</text:span>, <text:span text:style-name="T10">style</text:span><text:span text:style-name="T6">=</text:span>tk<text:span text:style-name="T6">.</text:span>PIESLICE, <text:span text:style-name="T10">start</text:span><text:span text:style-name="T6">=</text:span><text:span text:style-name="T10">0</text:span>, <text:span text:style-name="T10">extent</text:span><text:span text:style-name="T6">=</text:span><text:span text:style-name="T10">90</text:span>)<text:line-break/>canvas<text:span text:style-name="T6">.</text:span><text:span text:style-name="T7">create_arc</text:span>(<text:span text:style-name="T10">10</text:span>, <text:span text:style-name="T10">100</text:span>, <text:span text:style-name="T10">380</text:span>, <text:span text:style-name="T10">300</text:span>, <text:span text:style-name="T10">outline</text:span><text:span text:style-name="T6">=</text:span><text:span text:style-name="T8">'blue'</text:span>, <text:span text:style-name="T10">width</text:span><text:span text:style-name="T6">=</text:span><text:span text:style-name="T10">5</text:span>, <text:span text:style-name="T10">style</text:span><text:span text:style-name="T6">=</text:span>tk<text:span text:style-name="T6">.</text:span>CHORD, <text:span text:style-name="T10">start</text:span><text:span text:style-name="T6">=</text:span><text:span text:style-name="T10">90</text:span>, <text:span text:style-name="T10">fill</text:span><text:span text:style-name="T6">=</text:span><text:span text:style-name="T8">'white'</text:span>)<text:line-break/>canvas<text:span text:style-name="T6">.</text:span><text:span text:style-name="T7">create_arc</text:span>(<text:span text:style-name="T10">10</text:span>, <text:span text:style-name="T10">100</text:span>, <text:span text:style-name="T10">380</text:span>, <text:span text:style-name="T10">300</text:span>, <text:span text:style-name="T10">outline</text:span><text:span text:style-name="T6">=</text:span><text:span text:style-name="T8">'green'</text:span>, <text:span text:style-name="T10">width</text:span><text:span text:style-name="T6">=</text:span><text:span text:style-name="T10">5</text:span>, <text:span text:style-name="T10">style</text:span><text:span text:style-name="T6">=</text:span>tk<text:span text:style-name="T6">.</text:span>ARC, <text:span text:style-name="T10">start</text:span><text:span text:style-name="T6">=</text:span><text:span text:style-name="T10">180</text:span>, <text:span text:style-name="T10">extent</text:span><text:span text:style-name="T6">=</text:span><text:span text:style-name="T10">180</text:span>)<text:line-break/><text:line-break/><text:span text:style-name="T3">#</text:span><text:span text:style-name="T2"> </text:span><text:span text:style-name="T3">-- creating text</text:span><text:line-break/>canvas<text:span text:style-name="T6">.</text:span><text:span text:style-name="T7">create_text</text:span>(<text:span text:style-name="T10">200</text:span>, <text:span text:style-name="T10">200</text:span>, <text:span text:style-name="T10">text</text:span><text:span text:style-name="T6">=</text:span><text:span text:style-name="T8">"Maryhadalittlelamb"</text:span>, <text:span text:style-name="T10">font</text:span><text:span text:style-name="T6">=</text:span>(<text:span text:style-name="T8">"Arial"</text:span>,<text:span text:style-name="T8">"40"</text:span>,<text:span text:style-name="T8">"bold"</text:span>), <text:span text:style-name="T10">justify</text:span><text:span text:style-name="T6">=</text:span>tk<text:span text:style-name="T6">.</text:span>CENTER, <text:span text:style-name="T10">fill</text:span><text:span text:style-name="T6">=</text:span><text:span text:style-name="T8">'white'</text:span>)<text:line-break/><text:span text:style-name="T3">#</text:span><text:span text:style-name="T2"> </text:span><text:span text:style-name="T3">fill text color</text:span><text:line-break/><text:span text:style-name="T3">#</text:span><text:span text:style-name="T2"> </text:span><text:span text:style-name="T3">font text font</text:span><text:line-break/><text:span text:style-name="T3">#</text:span><text:span text:style-name="T2"> </text:span><text:span text:style-name="T3">justify text justification: LEFT (default), CENTER, RIGHT</text:span><text:line-break/><text:span text:style-name="T3">#</text:span><text:span text:style-name="T2"> </text:span><text:span text:style-name="T3">text text to display ( works as expected)</text:span><text:line-break/><text:span text:style-name="T3">#</text:span><text:span text:style-name="T2"> </text:span><text:span text:style-name="T3">width normally, the rectangle is as wide as the longest text line; using the width option forces the text to be </text:span><text:soft-page-break/><text:span text:style-name="T3">aligned to that size</text:span><text:line-break/><text:line-break/><text:span text:style-name="T3">#</text:span><text:span text:style-name="T2"> </text:span><text:span text:style-name="T3">-- creating image </text:span><text:line-break/>image <text:span text:style-name="T6">=</text:span> tk<text:span text:style-name="T6">.</text:span><text:span text:style-name="T7">PhotoImage</text:span>(<text:span text:style-name="T10">file</text:span><text:span text:style-name="T6">=</text:span><text:span text:style-name="T8">'logo.png'</text:span>)<text:line-break/>canvas<text:span text:style-name="T6">.</text:span><text:span text:style-name="T7">create_image</text:span>(<text:span text:style-name="T10">200</text:span>, <text:span text:style-name="T10">200</text:span>, <text:span text:style-name="T10">image</text:span><text:span text:style-name="T6">=</text:span>image)<text:line-break/><text:span text:style-name="T3">#</text:span><text:span text:style-name="T2"> </text:span><text:span text:style-name="T3">works only with png and gif </text:span><text:line-break/><text:line-break/><text:span text:style-name="T3">#</text:span><text:span text:style-name="T2"> </text:span><text:span text:style-name="T3">-- ... and with JPEG files</text:span><text:line-break/><text:span text:style-name="T5">import</text:span> PIL<text:line-break/><text:span text:style-name="T3">#</text:span><text:span text:style-name="T2"> </text:span><text:span text:style-name="T3">...</text:span><text:line-break/>jpg <text:span text:style-name="T6">=</text:span> PIL<text:span text:style-name="T6">.</text:span>Image<text:span text:style-name="T6">.</text:span><text:span text:style-name="T7">open</text:span>(<text:span text:style-name="T8">'logo.jpg'</text:span>)<text:line-break/>image <text:span text:style-name="T6">=</text:span> PIL<text:span text:style-name="T6">.</text:span>ImageTk<text:span text:style-name="T6">.</text:span><text:span text:style-name="T7">PhotoImage</text:span>(jpg)<text:line-break/>canvas<text:span text:style-name="T6">.</text:span><text:span text:style-name="T7">create_image</text:span>(<text:span text:style-name="T10">200</text:span>, <text:span text:style-name="T10">200</text:span>, <text:span text:style-name="T10">image</text:span><text:span text:style-name="T6">=</text:span>image)<text:line-break/><text:line-break/><text:line-break/><text:line-break/><text:line-break/><text:line-break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ack" svg:font-family="Hack"/>
    <style:font-face style:name="Hack Nerd Font" svg:font-family="'Hack Nerd Font'" style:font-family-generic="modern" style:font-pitch="variable"/>
    <style:font-face style:name="Hack Nerd Font1" svg:font-family="'Hack Nerd Font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25%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1T14:49:24.908000000</dc:date>
    <meta:editing-duration>PT1H56M7S</meta:editing-duration>
    <meta:editing-cycles>5</meta:editing-cycles>
    <meta:generator>LibreOffice/7.4.4.2$Windows_X86_64 LibreOffice_project/85569322deea74ec9134968a29af2df5663baa21</meta:generator>
    <meta:print-date>2023-06-21T14:25:40.557000000</meta:print-date>
    <meta:document-statistic meta:table-count="0" meta:image-count="0" meta:object-count="0" meta:page-count="11" meta:paragraph-count="7" meta:word-count="2253" meta:character-count="14898" meta:non-whitespace-character-count="12510"/>
  </office:meta>
</office:document-meta>
</file>